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margin-top="0.21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1293342" officeooo:paragraph-rsid="02ceb0d2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a9ef69"/>
    </style:style>
    <style:style style:name="P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7ed7e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0c014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46176" fo:background-color="transparent" style:font-size-asian="8pt" style:font-weight-asian="normal" style:font-size-complex="8pt" style:font-weight-complex="normal"/>
    </style:style>
    <style:style style:name="P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502c7" fo:background-color="transparent" style:font-size-asian="8pt" style:font-weight-asian="normal" style:font-size-complex="8pt" style:font-weight-complex="normal"/>
    </style:style>
    <style:style style:name="P1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9cbec" fo:background-color="transparent" style:font-size-asian="8pt" style:font-weight-asian="normal" style:font-size-complex="8pt" style:font-weight-complex="normal"/>
    </style:style>
    <style:style style:name="P11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46176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502c7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9cbec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9cbec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none"/>
      <style:paragraph-properties fo:margin-top="0cm" fo:margin-bottom="0cm" style:contextual-spacing="false" fo:line-height="115%" fo:text-align="justify" style:justify-single-word="false" fo:background-color="transparent" fo:padding="0.049cm" fo:border="none" style:writing-mode="page"/>
      <style:text-properties fo:color="#000000" loext:opacity="100%" style:font-name="Tahoma" fo:font-size="8pt" fo:letter-spacing="-0.016cm" fo:language="es" fo:country="ES" fo:font-weight="normal" officeooo:rsid="02a9ef69" officeooo:paragraph-rsid="02e0c014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7ed7e"/>
    </style:style>
    <style:style style:name="P1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4eaea"/>
    </style:style>
    <style:style style:name="P1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bd357"/>
    </style:style>
    <style:style style:name="P1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dc6fa"/>
    </style:style>
    <style:style style:name="P2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e933b"/>
    </style:style>
    <style:style style:name="P2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e0c014"/>
    </style:style>
    <style:style style:name="P2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e9cbec"/>
    </style:style>
    <style:style style:name="P23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officeooo:paragraph-rsid="02eb3e8c"/>
    </style:style>
    <style:style style:name="P24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officeooo:paragraph-rsid="02f6d1ba"/>
    </style:style>
    <style:style style:name="P25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000000" loext:opacity="100%" style:font-name="Tahoma" fo:font-size="7pt" fo:letter-spacing="-0.016cm" fo:language="es" fo:country="ES" fo:font-weight="normal" officeooo:rsid="02a9ef69" officeooo:paragraph-rsid="02eb3e8c" fo:background-color="transparent" style:font-size-asian="7pt" style:font-weight-asian="normal" style:font-size-complex="7pt" style:font-weight-complex="normal"/>
    </style:style>
    <style:style style:name="P26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000000" loext:opacity="100%" style:font-name="Tahoma" fo:font-size="7pt" fo:letter-spacing="-0.016cm" fo:language="es" fo:country="ES" fo:font-weight="normal" officeooo:rsid="02a9ef69" officeooo:paragraph-rsid="02eb3e8c" fo:background-color="transparent" style:font-size-asian="7pt" style:font-weight-asian="normal" style:font-size-complex="7pt" style:font-weight-complex="normal"/>
    </style:style>
    <style:style style:name="P27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000000" loext:opacity="100%" style:font-name="Tahoma" fo:font-size="7pt" fo:letter-spacing="-0.016cm" fo:language="es" fo:country="ES" fo:font-weight="normal" officeooo:rsid="02a9ef69" officeooo:paragraph-rsid="02eb3e8c" fo:background-color="transparent" style:font-size-asian="7pt" style:font-weight-asian="normal" style:font-size-complex="7pt" style:font-weight-complex="normal"/>
    </style:style>
    <style:style style:name="P28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000000" loext:opacity="100%" style:font-name="Tahoma" fo:font-size="7pt" fo:letter-spacing="-0.016cm" fo:language="es" fo:country="ES" fo:font-weight="normal" officeooo:rsid="02a9ef69" officeooo:paragraph-rsid="02eb3e8c" fo:background-color="transparent" style:font-size-asian="7pt" style:font-weight-asian="normal" style:font-size-complex="7pt" style:font-weight-complex="normal"/>
    </style:style>
    <style:style style:name="P29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e1f634" officeooo:paragraph-rsid="02eb3e8c" fo:background-color="transparent" style:font-size-asian="7pt" style:font-weight-asian="normal" style:font-size-complex="7pt" style:font-weight-complex="normal"/>
    </style:style>
    <style:style style:name="P30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e1f634" officeooo:paragraph-rsid="02eb3e8c" fo:background-color="transparent" style:font-size-asian="7pt" style:font-weight-asian="normal" style:font-size-complex="7pt" style:font-weight-complex="normal"/>
    </style:style>
    <style:style style:name="P31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e1f634" officeooo:paragraph-rsid="02eb3e8c" fo:background-color="transparent" style:font-size-asian="7pt" style:font-weight-asian="normal" style:font-size-complex="7pt" style:font-weight-complex="normal"/>
    </style:style>
    <style:style style:name="P32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e1f634" officeooo:paragraph-rsid="02eb3e8c" fo:background-color="transparent" style:font-size-asian="7pt" style:font-weight-asian="normal" style:font-size-complex="7pt" style:font-weight-complex="normal"/>
    </style:style>
    <style:style style:name="P33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b30fae" officeooo:paragraph-rsid="02eb3e8c" fo:background-color="transparent" style:font-size-asian="7pt" style:font-weight-asian="normal" style:font-size-complex="7pt" style:font-weight-complex="normal"/>
    </style:style>
    <style:style style:name="P34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b30fae" officeooo:paragraph-rsid="02eb3e8c" fo:background-color="transparent" style:font-size-asian="7pt" style:font-weight-asian="normal" style:font-size-complex="7pt" style:font-weight-complex="normal"/>
    </style:style>
    <style:style style:name="P35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b30fae" officeooo:paragraph-rsid="02eb3e8c" fo:background-color="transparent" style:font-size-asian="7pt" style:font-weight-asian="normal" style:font-size-complex="7pt" style:font-weight-complex="normal"/>
    </style:style>
    <style:style style:name="P36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b30fae" officeooo:paragraph-rsid="02eb3e8c" fo:background-color="transparent" style:font-size-asian="7pt" style:font-weight-asian="normal" style:font-size-complex="7pt" style:font-weight-complex="normal"/>
    </style:style>
    <style:style style:name="P37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b30fae" officeooo:paragraph-rsid="02eb3e8c" fo:background-color="transparent" style:font-size-asian="7pt" style:font-weight-asian="normal" style:font-size-complex="7pt" style:font-weight-complex="normal"/>
    </style:style>
    <style:style style:name="P38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b30fae" officeooo:paragraph-rsid="02eb3e8c" fo:background-color="transparent" style:font-size-asian="7pt" style:font-weight-asian="normal" style:font-size-complex="7pt" style:font-weight-complex="normal"/>
    </style:style>
    <style:style style:name="P39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eb3e8c" fo:background-color="transparent" style:font-size-asian="7pt" style:font-weight-asian="normal" style:font-size-complex="7pt" style:font-weight-complex="normal"/>
    </style:style>
    <style:style style:name="P40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eb3e8c" fo:background-color="transparent" style:font-size-asian="7pt" style:font-weight-asian="normal" style:font-size-complex="7pt" style:font-weight-complex="normal"/>
    </style:style>
    <style:style style:name="P41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eb3e8c" fo:background-color="transparent" style:font-size-asian="7pt" style:font-weight-asian="normal" style:font-size-complex="7pt" style:font-weight-complex="normal"/>
    </style:style>
    <style:style style:name="P42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eb3e8c" fo:background-color="transparent" style:font-size-asian="7pt" style:font-weight-asian="normal" style:font-size-complex="7pt" style:font-weight-complex="normal"/>
    </style:style>
    <style:style style:name="P43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eb3e8c" fo:background-color="transparent" style:font-size-asian="7pt" style:font-weight-asian="normal" style:font-size-complex="7pt" style:font-weight-complex="normal"/>
    </style:style>
    <style:style style:name="P44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eb3e8c" fo:background-color="transparent" style:font-size-asian="7pt" style:font-weight-asian="normal" style:font-size-complex="7pt" style:font-weight-complex="normal"/>
    </style:style>
    <style:style style:name="P45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eb3e8c" fo:background-color="transparent" style:font-size-asian="7pt" style:font-weight-asian="normal" style:font-size-complex="7pt" style:font-weight-complex="normal"/>
    </style:style>
    <style:style style:name="P46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eb3e8c" fo:background-color="transparent" style:font-size-asian="7pt" style:font-weight-asian="normal" style:font-size-complex="7pt" style:font-weight-complex="normal"/>
    </style:style>
    <style:style style:name="P47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eb3e8c" fo:background-color="transparent" style:font-size-asian="7pt" style:font-weight-asian="normal" style:font-size-complex="7pt" style:font-weight-complex="normal"/>
    </style:style>
    <style:style style:name="P48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eb3e8c" fo:background-color="transparent" style:font-size-asian="7pt" style:font-weight-asian="normal" style:font-size-complex="7pt" style:font-weight-complex="normal"/>
    </style:style>
    <style:style style:name="T1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" fo:font-size="12pt" fo:language="gl" fo:country="ES" fo:font-weight="bold" officeooo:rsid="02d6a0cf" style:font-size-asian="12pt" style:font-weight-asian="bold" style:font-size-complex="12pt" style:font-weight-complex="bold"/>
    </style:style>
    <style:style style:name="T4" style:family="text">
      <style:text-properties fo:color="#323296" loext:opacity="100%" style:font-name="Arial" fo:font-size="14pt" fo:letter-spacing="-0.016cm" fo:language="es" fo:country="ES" fo:font-weight="bold" officeooo:rsid="027c266c" style:font-size-asian="14pt" style:font-weight-asian="bold" style:font-size-complex="14pt"/>
    </style:style>
    <style:style style:name="T5" style:family="text">
      <style:text-properties fo:color="#323296" loext:opacity="100%" style:font-name="Arial" fo:font-size="14pt" fo:letter-spacing="-0.016cm" fo:language="es" fo:country="ES" fo:font-weight="bold" officeooo:rsid="01293342" style:font-size-asian="14pt" style:font-weight-asian="bold" style:font-size-complex="14pt"/>
    </style:style>
    <style:style style:name="T6" style:family="text">
      <style:text-properties fo:color="#323296" loext:opacity="100%" style:font-name="Arial" fo:font-size="14pt" fo:letter-spacing="-0.016cm" fo:language="es" fo:country="ES" fo:font-weight="bold" officeooo:rsid="02a9ef69" style:font-size-asian="14pt" style:font-weight-asian="bold" style:font-size-complex="14pt"/>
    </style:style>
    <style:style style:name="T7" style:family="text">
      <style:text-properties fo:color="#323296" loext:opacity="100%" style:font-name="Arial" fo:font-size="14pt" fo:letter-spacing="-0.016cm" fo:language="es" fo:country="ES" fo:font-weight="bold" officeooo:rsid="02ce1194" style:font-size-asian="14pt" style:font-weight-asian="bold" style:font-size-complex="14pt"/>
    </style:style>
    <style:style style:name="T8" style:family="text">
      <style:text-properties fo:color="#323296" loext:opacity="100%" style:font-name="Arial" fo:font-size="14pt" fo:letter-spacing="-0.016cm" fo:language="es" fo:country="ES" fo:font-weight="bold" officeooo:rsid="02ceb0d2" style:font-size-asian="14pt" style:font-weight-asian="bold" style:font-size-complex="14pt"/>
    </style:style>
    <style:style style:name="T9" style:family="text">
      <style:text-properties fo:color="#000000" loext:opacity="100%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0" style:family="text">
      <style:text-properties fo:color="#000000" loext:opacity="100%" style:font-name="Tahoma" fo:font-size="8pt" fo:letter-spacing="-0.016cm" fo:language="es" fo:country="ES" fo:font-weight="normal" officeooo:rsid="02d74b30" fo:background-color="transparent" loext:char-shading-value="0" style:font-size-asian="8pt" style:font-weight-asian="normal" style:font-size-complex="8pt" style:font-weight-complex="normal"/>
    </style:style>
    <style:style style:name="T11" style:family="text">
      <style:text-properties fo:color="#000000" loext:opacity="100%" style:font-name="Tahoma" fo:font-size="8pt" fo:letter-spacing="-0.016cm" fo:language="es" fo:country="ES" fo:font-weight="normal" officeooo:rsid="02d9b6c8" fo:background-color="transparent" loext:char-shading-value="0" style:font-size-asian="8pt" style:font-weight-asian="normal" style:font-size-complex="8pt" style:font-weight-complex="normal"/>
    </style:style>
    <style:style style:name="T12" style:family="text">
      <style:text-properties fo:color="#000000" loext:opacity="100%" style:font-name="Tahoma" fo:font-size="8pt" fo:letter-spacing="-0.016cm" fo:language="es" fo:country="ES" fo:font-weight="normal" officeooo:rsid="02da14a7" fo:background-color="transparent" loext:char-shading-value="0" style:font-size-asian="8pt" style:font-weight-asian="normal" style:font-size-complex="8pt" style:font-weight-complex="normal"/>
    </style:style>
    <style:style style:name="T13" style:family="text">
      <style:text-properties fo:color="#000000" loext:opacity="100%" style:font-name="Tahoma" fo:font-size="8pt" fo:letter-spacing="-0.016cm" fo:language="es" fo:country="ES" fo:font-weight="normal" officeooo:rsid="02dbd357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color="#000000" loext:opacity="100%" style:font-name="Tahoma" fo:font-size="8pt" fo:letter-spacing="-0.016cm" fo:language="es" fo:country="ES" fo:font-weight="normal" officeooo:rsid="02ddc6fa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Tahoma" fo:font-size="8pt" fo:letter-spacing="-0.016cm" fo:language="es" fo:country="ES" fo:font-weight="normal" officeooo:rsid="02dded7d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color="#000000" loext:opacity="100%" style:font-name="Tahoma" fo:font-size="8pt" fo:letter-spacing="-0.016cm" fo:language="es" fo:country="ES" fo:font-weight="normal" officeooo:rsid="02e0ab44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Tahoma" fo:font-size="8pt" fo:letter-spacing="-0.016cm" fo:language="es" fo:country="ES" fo:font-weight="normal" officeooo:rsid="02dd9fa3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color="#000000" loext:opacity="100%" style:font-name="Tahoma" fo:font-size="8pt" fo:letter-spacing="-0.016cm" fo:language="es" fo:country="ES" fo:font-weight="normal" officeooo:rsid="02dd22a9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color="#000000" loext:opacity="100%" style:font-name="Tahoma" fo:font-size="8pt" fo:letter-spacing="-0.016cm" fo:language="es" fo:country="ES" fo:font-weight="normal" officeooo:rsid="02de1130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fo:color="#000000" loext:opacity="100%" style:font-name="Tahoma" fo:font-size="8pt" fo:letter-spacing="-0.016cm" fo:language="es" fo:country="ES" fo:font-weight="normal" officeooo:rsid="02eb3e8c" fo:background-color="transparent" loext:char-shading-value="0" style:font-size-asian="8pt" style:font-weight-asian="normal" style:font-size-complex="8pt" style:font-weight-complex="normal"/>
    </style:style>
    <style:style style:name="T21" style:family="text">
      <style:text-properties officeooo:rsid="02da14a7"/>
    </style:style>
    <style:style style:name="T22" style:family="text">
      <style:text-properties officeooo:rsid="02e0ab44"/>
    </style:style>
    <style:style style:name="T23" style:family="text">
      <style:text-properties fo:color="#808080" loext:opacity="100%" style:font-name="Tahoma" fo:font-size="7pt" fo:letter-spacing="-0.016cm" fo:language="es" fo:country="ES" fo:font-weight="normal" officeooo:rsid="02b30fae" fo:background-color="transparent" loext:char-shading-value="0" style:font-size-asian="7pt" style:font-weight-asian="normal" style:font-size-complex="7pt" style:font-weight-complex="normal"/>
    </style:style>
    <style:style style:name="T24" style:family="text">
      <style:text-properties fo:color="#808080" loext:opacity="100%" style:font-name="Tahoma" fo:font-size="7pt" fo:letter-spacing="-0.016cm" fo:language="es" fo:country="ES" fo:font-weight="normal" officeooo:rsid="02e0ab44" fo:background-color="transparent" loext:char-shading-value="0" style:font-size-asian="7pt" style:font-weight-asian="normal" style:font-size-complex="7pt" style:font-weight-complex="normal"/>
    </style:style>
    <style:style style:name="T25" style:family="text">
      <style:text-properties fo:color="#808080" loext:opacity="100%" style:font-name="Tahoma" fo:font-size="7pt" fo:letter-spacing="-0.016cm" fo:language="es" fo:country="ES" fo:font-weight="normal" officeooo:rsid="02e0c014" fo:background-color="transparent" loext:char-shading-value="0" style:font-size-asian="7pt" style:font-weight-asian="normal" style:font-size-complex="7pt" style:font-weight-complex="normal"/>
    </style:style>
    <style:style style:name="T26" style:family="text">
      <style:text-properties fo:color="#808080" loext:opacity="100%" officeooo:rsid="02b30fae"/>
    </style:style>
    <style:style style:name="T27" style:family="text">
      <style:text-properties fo:color="#808080" loext:opacity="100%" officeooo:rsid="02e3ef4d"/>
    </style:style>
    <style:style style:name="T28" style:family="text">
      <style:text-properties fo:color="#808080" loext:opacity="100%" officeooo:rsid="02e0ab44"/>
    </style:style>
    <style:style style:name="T29" style:family="text">
      <style:text-properties fo:color="#808080" loext:opacity="100%" officeooo:rsid="02e502c7"/>
    </style:style>
    <style:style style:name="T30" style:family="text">
      <style:text-properties fo:color="#808080" loext:opacity="100%" officeooo:rsid="02e76f0a"/>
    </style:style>
    <style:style style:name="T31" style:family="text">
      <style:text-properties fo:color="#808080" loext:opacity="100%" officeooo:rsid="02e8f477"/>
    </style:style>
    <style:style style:name="T32" style:family="text">
      <style:text-properties officeooo:rsid="02e1f634"/>
    </style:style>
    <style:style style:name="T33" style:family="text">
      <style:text-properties officeooo:rsid="02b30fae"/>
    </style:style>
    <style:style style:name="T34" style:family="text">
      <style:text-properties officeooo:rsid="02e3492a"/>
    </style:style>
    <style:style style:name="T35" style:family="text">
      <style:text-properties officeooo:rsid="02e46176"/>
    </style:style>
    <style:style style:name="T36" style:family="text">
      <style:text-properties officeooo:rsid="02e3ef4d"/>
    </style:style>
    <style:style style:name="T37" style:family="text">
      <style:text-properties officeooo:rsid="02e76f0a"/>
    </style:style>
    <style:style style:name="T38" style:family="text">
      <style:text-properties officeooo:rsid="02e5c75b"/>
    </style:style>
    <style:style style:name="T39" style:family="text">
      <style:text-properties officeooo:rsid="02eaa5d1"/>
    </style:style>
    <style:style style:name="T40" style:family="text">
      <style:text-properties officeooo:rsid="02dd22a9"/>
    </style:style>
    <style:style style:name="T41" style:family="text">
      <style:text-properties officeooo:rsid="02e6b8a1"/>
    </style:style>
    <style:style style:name="T42" style:family="text">
      <style:text-properties officeooo:rsid="02e8b030"/>
    </style:style>
    <style:style style:name="T43" style:family="text">
      <style:text-properties officeooo:rsid="02dd9fa3"/>
    </style:style>
    <style:style style:name="T44" style:family="text">
      <style:text-properties officeooo:rsid="02de1130"/>
    </style:style>
    <style:style style:name="T45" style:family="text">
      <style:text-properties officeooo:rsid="02ec1fcb"/>
    </style:style>
    <style:style style:name="T46" style:family="text">
      <style:text-properties officeooo:rsid="02ed26a0"/>
    </style:style>
    <style:style style:name="T47" style:family="text">
      <style:text-properties officeooo:rsid="02ee8f79"/>
    </style:style>
    <style:style style:name="T48" style:family="text">
      <style:text-properties officeooo:rsid="02f3619c"/>
    </style:style>
    <style:style style:name="T49" style:family="text">
      <style:text-properties officeooo:rsid="02f50e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1.<text:tab/></text:span><text:span text:style-name="T7">B</text:span><text:span text:style-name="T6">ase de datos </text:span><text:span text:style-name="T8">Tienda Informática (2 tablas)</text:span><text:span text:style-name="T5">.</text:span></text:p>
      <text:p text:style-name="P9">Muestra <text:span text:style-name="T36">el listado de los fabricantes cuyo nombre empiece por ‘S’</text:span>.</text:p>
      <text:p text:style-name="P25"><text:span text:style-name="T26"/></text:p>
      <text:p text:style-name="P9">Muestra <text:span text:style-name="T36">el listado de los fabricantes cuyo nombre termine por ‘e’</text:span>.</text:p>
      <text:p text:style-name="P25"><text:span text:style-name="T26"/></text:p>
      <text:p text:style-name="P9">Muestra <text:span text:style-name="T36">el listado de los fabricantes cuyo nombre tenga como segunda letra una ‘e’</text:span>.</text:p>
      <text:p text:style-name="P25"><text:span text:style-name="T26"/></text:p>
      <text:p text:style-name="P9">Muestra <text:span text:style-name="T36">el listado de los fabricantes cuyo nombre tenga como segunda letra una ‘e’ </text:span><text:span text:style-name="T37">y contenga ‘GTX’</text:span>.</text:p>
      <text:p text:style-name="P25"><text:span text:style-name="T26"/></text:p>
      <text:p text:style-name="P12"/>
      <text:p text:style-name="P4"><text:span text:style-name="T8">2</text:span><text:span text:style-name="T4">.<text:tab/></text:span><text:span text:style-name="T7">B</text:span><text:span text:style-name="T6">ase de datos </text:span><text:span text:style-name="T8">Gestión de Empleados (2 tablas)</text:span><text:span text:style-name="T5">.</text:span></text:p>
      <text:p text:style-name="P7">Muestra <text:span text:style-name="T22">los datos de los empleados cuyo nombre empiece por ‘A’</text:span>.</text:p>
      <text:p text:style-name="P23"><text:span text:style-name="T23"/></text:p>
      <text:p text:style-name="P21"><text:span text:style-name="T9">Muestra </text:span><text:span text:style-name="T16">los datos de los empleados cuyo nombre acabe por ‘a’</text:span><text:span text:style-name="T9">.</text:span></text:p>
      <text:p text:style-name="P23"><text:span text:style-name="T23"/></text:p>
      <text:p text:style-name="P21"><text:span text:style-name="T9">Muestra </text:span><text:span text:style-name="T16">los datos de los empleados cuyo nombre tenga una ‘a’ intermedia</text:span><text:span text:style-name="T9">.</text:span></text:p>
      <text:p text:style-name="P24"><text:span text:style-name="T23"/></text:p>
      <text:p text:style-name="P15"/>
      <text:p text:style-name="P4"><text:span text:style-name="T8">3</text:span><text:span text:style-name="T4">.<text:tab/></text:span><text:span text:style-name="T7">B</text:span><text:span text:style-name="T6">ase de datos </text:span><text:span text:style-name="T8">Gestión de Ventas (3 tablas)</text:span><text:span text:style-name="T5">.</text:span></text:p>
      <text:p text:style-name="P8">Muestra <text:span text:style-name="T32">los clientes cuyo nombre empiece por ‘Ad’</text:span>.</text:p>
      <text:p text:style-name="P29"/>
      <text:p text:style-name="P8">Muestra <text:span text:style-name="T32">los clientes cuyo nombre contenga una ‘o’</text:span>.</text:p>
      <text:p text:style-name="P29"/>
      <text:p text:style-name="P8">Muestra <text:span text:style-name="T32">los </text:span><text:span text:style-name="T34">comerciales</text:span><text:span text:style-name="T32"> cuyo </text:span><text:span text:style-name="T34">segundo apellido</text:span><text:span text:style-name="T32"> </text:span><text:span text:style-name="T34">acabe en</text:span><text:span text:style-name="T32"> ‘</text:span><text:span text:style-name="T34">z</text:span><text:span text:style-name="T32">’</text:span>.</text:p>
      <text:p text:style-name="P29"/>
      <text:p text:style-name="P8">Muestra <text:span text:style-name="T32">los </text:span><text:span text:style-name="T34">pedidos realizados en el mes de octubre</text:span>.</text:p>
      <text:p text:style-name="P29"/>
      <text:p text:style-name="P11"/>
      <text:p text:style-name="P5"><text:span text:style-name="T8">4</text:span><text:span text:style-name="T4">.<text:tab/></text:span><text:span text:style-name="T7">B</text:span><text:span text:style-name="T6">ase de datos NBA </text:span><text:span text:style-name="T8">(4 tablas)</text:span><text:span text:style-name="T5">.</text:span></text:p>
      <text:p text:style-name="P16"><text:span text:style-name="T9">Muestra </text:span><text:span text:style-name="T11">el nombre de los equipos que empiecen por ‘S’</text:span><text:span text:style-name="T10">.</text:span></text:p>
      <text:p text:style-name="P33"/>
      <text:p text:style-name="P16"><text:span text:style-name="T9">Muestra </text:span><text:span text:style-name="T11">el nombre de los equipos que acaben por ‘s’</text:span><text:span text:style-name="T10">.</text:span></text:p>
      <text:p text:style-name="P33"/>
      <text:p text:style-name="P16"><text:span text:style-name="T9">Muestra </text:span><text:span text:style-name="T12">el nombre de los equipos que NO empiecen por ‘S’</text:span><text:span text:style-name="T10">.</text:span></text:p>
      <text:p text:style-name="P33"/>
      <text:p text:style-name="P16"><text:span text:style-name="T9">Muestra </text:span><text:span text:style-name="T12">el nombre de los equipos que NO acaben por ‘S’</text:span><text:span text:style-name="T10">.</text:span></text:p>
      <text:p text:style-name="P33"/>
      <text:p text:style-name="P16"><text:span text:style-name="T9">Muestra </text:span><text:span text:style-name="T12">el nombre de los jugadores que tenga una o dos ‘l’ eles</text:span><text:span text:style-name="T10">.</text:span></text:p>
      <text:p text:style-name="P33"/>
      <text:p text:style-name="P16"><text:span text:style-name="T9">Muestra </text:span><text:span text:style-name="T12">el nombre de los equipos que contengan algún dígito</text:span><text:span text:style-name="T10">.</text:span></text:p>
      <text:p text:style-name="P33"/>
      <text:p text:style-name="P6"/>
      <text:p text:style-name="P4"><text:span text:style-name="T8">5</text:span><text:span text:style-name="T4">.<text:tab/></text:span><text:span text:style-name="T7">B</text:span><text:span text:style-name="T6">ase de datos </text:span><text:span text:style-name="T8">DepartamentoOficinas (5 tablas)</text:span><text:span text:style-name="T5">.</text:span></text:p>
      <text:p text:style-name="P10">Muestra <text:span text:style-name="T38">los nombres de los empleados que empiecen por ‘A’ y acaben en ’z’</text:span>.</text:p>
      <text:p text:style-name="P39"/>
      <text:p text:style-name="P10">Muestra <text:span text:style-name="T38">los nombres de los empleados que </text:span><text:span text:style-name="T39">no tengan en nombre y apellidos ninguna ‘a’</text:span>.</text:p>
      <text:p text:style-name="P39"/>
      <text:p text:style-name="P10">Muestra <text:span text:style-name="T38">los empleados </text:span><text:span text:style-name="T41">cuyo primer apellido empiece por ‘G’</text:span>.</text:p>
      <text:p text:style-name="P39"/>
      <text:p text:style-name="P10">Muestra <text:span text:style-name="T38">los empleados </text:span><text:span text:style-name="T42">con un solo nombre y sin apellidos</text:span>.</text:p>
      <text:p text:style-name="P39"><text:soft-page-break/></text:p>
      <text:p text:style-name="P13"/>
      <text:p text:style-name="P4"><text:span text:style-name="T8">6</text:span><text:span text:style-name="T4">.<text:tab/></text:span><text:span text:style-name="T7">B</text:span><text:span text:style-name="T6">ase de datos </text:span><text:span text:style-name="T8">Jardinería (8 tablas)</text:span><text:span text:style-name="T5">.</text:span></text:p>
      <text:p text:style-name="P17"><text:span text:style-name="T9">Muestra </text:span><text:span text:style-name="T13">el nombre y teléfono de los clientes cuyo nombre de contacto acabe en ‘e’</text:span><text:span text:style-name="T9">.</text:span></text:p>
      <text:p text:style-name="P39"/>
      <text:p text:style-name="P18"><text:span text:style-name="T9">Muestra </text:span><text:span text:style-name="T13">el nombre y teléfono de los clientes cuyo nombre de contacto acabe en ‘e’</text:span><text:span text:style-name="T9">.</text:span></text:p>
      <text:p text:style-name="P39"/>
      <text:p text:style-name="P19"><text:span text:style-name="T9">Muestra </text:span><text:span text:style-name="T13">el nombre y teléfono de los clientes cuyo </text:span><text:span text:style-name="T14">número de teléfono empiece por 6 y NO acabe en 1</text:span><text:span text:style-name="T9">. </text:span><text:span text:style-name="T15">Deben tener 9 dígitos.</text:span></text:p>
      <text:p text:style-name="P39"/>
      <text:p text:style-name="P20"><text:span text:style-name="T9">Muestra </text:span><text:span text:style-name="T13">el nombre y </text:span><text:span text:style-name="T20">ciudad</text:span><text:span text:style-name="T13"> de los clientes cuy</text:span><text:span text:style-name="T20">a</text:span><text:span text:style-name="T13"> </text:span><text:span text:style-name="T20">ciudad empiece por ‘m’ o ‘l’ y acabe en ‘d’ o ‘n’</text:span><text:span text:style-name="T15">.</text:span></text:p>
      <text:p text:style-name="P39"/>
      <text:p text:style-name="P22"><text:span text:style-name="T9">Muestra </text:span><text:span text:style-name="T17">pedidos realizados en enero y con fecha de entrega esperada en febrero</text:span><text:span text:style-name="T18">.</text:span></text:p>
      <text:p text:style-name="P39"/>
      <text:p text:style-name="P22"><text:span text:style-name="T9">Muestra </text:span><text:span text:style-name="T19">los detalles de los productos cuya descripción contenga ‘de los’ y también ‘árbol que’.</text:span></text:p>
      <text:p text:style-name="P39"/>
      <text:p text:style-name="P14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" fo:font-size="12pt" fo:language="gl" fo:country="ES" fo:font-weight="bold" officeooo:rsid="02d6a0cf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R</text:span><text:span text:style-name="MT2">ealización de consultas </text:span><text:span text:style-name="MT3">con patrón regexp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7-31T11:10:40.919000000</meta:creation-date>
    <dc:date>2022-02-04T17:03:45.957000000</dc:date>
    <meta:editing-duration>P2DT4H16M19S</meta:editing-duration>
    <meta:editing-cycles>628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34" meta:word-count="390" meta:character-count="2201" meta:non-whitespace-character-count="1845"/>
  </office:meta>
</office:document-meta>
</file>